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d0b70"/>
    </style:style>
    <style:style style:name="P2" style:family="paragraph" style:parent-style-name="Standard">
      <style:text-properties officeooo:paragraph-rsid="0010d07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Одной из проблем, с которой сталкивается пользователь при выполнении поиска информации, является то, что он не владеет предметной областью и имеет самое поверхностное представление об интересующем его документе или объекте.</text:p>
      <text:p text:style-name="Standard">Сюда же можно отнести незнание ключевых слов, которые являются базовыми и</text:p>
      <text:p text:style-name="Standard">общеупотребимыми в конкретной предметной области.</text:p>
      <text:p text:style-name="Standard"/>
      <text:p text:style-name="P1"><text:span text:style-name="T3">Выделяют четыре вида рекомендательных систем</text:span> </text:p>
      <text:p text:style-name="P1">[21, 29]:</text:p>
      <text:p text:style-name="Standard"/>
      <text:p text:style-name="Standard"> <text:s/>- рекомендации, формируемые экспертным методом – связи между объек-</text:p>
      <text:p text:style-name="Standard">тами устанавливаются вручную или на основе заранее определенных правил, но</text:p>
      <text:p text:style-name="Standard">данный способ является актуальным только при небольшом перечне рекомендуе-</text:p>
      <text:p text:style-name="Standard">мых объектов;</text:p>
      <text:p text:style-name="Standard"> - коллаборативная фильтрация – рекомендации, которые основываются на</text:p>
      <text:p text:style-name="Standard">оценках пользователей по отношению к просмотренным объектам. Рекомендации</text:p>
      <text:p text:style-name="Standard">могут строиться либо на основе поиска схожих пользователей по отношению к рас-</text:p>
      <text:p text:style-name="Standard">сматриваемому пользователю (user-based), либо на основе поиска схожих объектов</text:p>
      <text:p text:style-name="Standard">по отношению к объектам с выставленными ранее оценками рассматриваемым</text:p>
      <text:p text:style-name="Standard">пользователем (item-based);</text:p>
      <text:p text:style-name="Standard">- контентная фильтрация – рекомендации для рассматриваемого пользова-</text:p>
      <text:p text:style-name="Standard">теля, которые формируются на основе понравившихся ему объектов с учетом при-</text:p>
      <text:p text:style-name="Standard">своенных каждому объекту набору параметров;</text:p>
      <text:p text:style-name="Standard">- гибридная фильтрация – используется комбинация подходов, основанных</text:p>
      <text:p text:style-name="Standard">на контентной и коллаборативной фильтрации, что приводит к повышению каче-</text:p>
      <text:p text:style-name="Standard">ства формируемых рекомендаций.</text:p>
      <text:p text:style-name="Standard">Контентная фильтрация направлена на четкую классификацию как пользова-</text:p>
      <text:p text:style-name="Standard">телей, так и объектов, фигурирующих в информационном предложении. В указан-</text:p>
      <text:p text:style-name="Standard">ном случае устанавливается прямое соответствие между пользователями и объек-</text:p>
      <text:p text:style-name="Standard">тами на основе их характеристик. В целом стратегия хорошо работает в областях с</text:p>
      <text:p text:style-name="Standard">конечным и относительно небольшим количеством критериев оценки, вытекающих</text:p>
      <text:p text:style-name="Standard">из природы вещей при больших потоках информации и допускает большое количе-</text:p>
      <text:p text:style-name="Standard">ство критериев при небольшом информационном потоке.</text:p>
      <text:p text:style-name="Standard">При фильтрации на основе контента (содержания) создаются профили поль-</text:p>
      <text:p text:style-name="Standard">зователей и объектов: профили пользователей могут включать демографическую</text:p>
      <text:p text:style-name="Standard">информацию или ответы на определённый набор вопросов; профили объектов –</text:p>
      <text:p text:style-name="Standard">различную атрибутивную информацию в зависимости от типа объекта.</text:p>
      <text:p text:style-name="Standard">В случае контентной фильтрации рекомендации даются для объектов, похо-</text:p>
      <text:p text:style-name="Standard">жих на объекты, уже выбранные пользователем, а основная идея сводится к тому,17</text:p>
      <text:p text:style-name="Standard">что если пользователю понравился один объект, то ему должен понравиться и ана-</text:p>
      <text:p text:style-name="Standard">логичный [36]. Контентная фильтрация изначально была разработана для форми-</text:p>
      <text:p text:style-name="Standard">рования текстовых рекомендаций, которые описывают текстовый объект опреде-</text:p>
      <text:p text:style-name="Standard">ленным набором термов. Для формирования рекомендаций из такого набора дан-</text:p>
      <text:p text:style-name="Standard">ных применяют специальную метрику TF-IDF [37], которая позволяет определить</text:p>
      <text:p text:style-name="Standard">важность терма в рамках конкретного предложения и, тем самым, повысить значи-</text:p>
      <text:p text:style-name="Standard">мость данного текстового документа по сравнению с другими документами.</text:p>
      <text:p text:style-name="Standard"/>
      <text:p text:style-name="Standard">Научная рекомендательная система (НРС) представляет собой специальный мо-</text:p>
      <text:p text:style-name="Standard">дуль, который может быть установлен поверх базы данных системы с научной ин-</text:p>
      <text:p text:style-name="Standard">формацией и использоваться либо независимо от поисковой системы, либо допол-</text:p>
      <text:p text:style-name="Standard">нять ее. К таким системам могут быть отнесены Google Scholar, Scopus, Web of</text:p>
      <text:p text:style-name="Standard">Science, Mendeley, eLibrary, Cyberleninka и другие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6T11:42:52.808026507</meta:creation-date>
    <dc:date>2021-10-07T14:38:57.746301428</dc:date>
    <meta:editing-duration>PT3H12M28S</meta:editing-duration>
    <meta:editing-cycles>4</meta:editing-cycles>
    <meta:generator>LibreOffice/7.2.1.2$Linux_X86_64 LibreOffice_project/20$Build-2</meta:generator>
    <meta:document-statistic meta:table-count="0" meta:image-count="0" meta:object-count="0" meta:page-count="1" meta:paragraph-count="46" meta:word-count="413" meta:character-count="3193" meta:non-whitespace-character-count="2821"/>
  </office:meta>
</office:document-meta>
</file>